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3.31pt"/>
    </style:style>
    <style:style style:name="co2" style:family="table-column">
      <style:table-column-properties fo:break-before="auto" style:column-width="145.9pt"/>
    </style:style>
    <style:style style:name="co3" style:family="table-column">
      <style:table-column-properties fo:break-before="auto" style:column-width="196.04pt"/>
    </style:style>
    <style:style style:name="co4" style:family="table-column">
      <style:table-column-properties fo:break-before="auto" style:column-width="387.5pt"/>
    </style:style>
    <style:style style:name="co5" style:family="table-column">
      <style:table-column-properties fo:break-before="auto" style:column-width="476.3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9.8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79.85pt" fo:break-before="auto" style:use-optimal-row-height="true"/>
    </style:style>
    <style:style style:name="ro5" style:family="table-row">
      <style:table-row-properties style:row-height="90.99pt" fo:break-before="auto" style:use-optimal-row-height="true"/>
    </style:style>
    <style:style style:name="ro6" style:family="table-row">
      <style:table-row-properties style:row-height="102.19pt" fo:break-before="auto" style:use-optimal-row-height="true"/>
    </style:style>
    <style:style style:name="ro7" style:family="table-row">
      <style:table-row-properties style:row-height="16.16pt" fo:break-before="auto" style:use-optimal-row-height="true"/>
    </style:style>
    <style:style style:name="ro8" style:family="table-row">
      <style:table-row-properties style:row-height="68.66pt" fo:break-before="auto" style:use-optimal-row-height="true"/>
    </style:style>
    <style:style style:name="ro9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00cc00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int-ranges="Sheet1.A1:Sheet1.E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 calcext:value-type="string">
            <text:p>SQL</text:p>
          </table:table-cell>
          <table:table-cell table:style-name="ce1" office:value-type="string" calcext:value-type="string">
            <text:p>Time with Index, s</text:p>
          </table:table-cell>
          <table:table-cell table:style-name="ce1" office:value-type="string" calcext:value-type="string">
            <text:p>Time without Index, 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ndex columns</text:p>
          </table:table-cell>
        </table:table-row>
        <table:table-row table:style-name="ro2">
          <table:table-cell table:style-name="ce2"/>
          <table:table-cell table:style-name="ce4" table:number-columns-repeated="3"/>
          <table:table-cell/>
        </table:table-row>
        <table:table-row table:style-name="ro3">
          <table:table-cell table:style-name="ce3" office:value-type="string" calcext:value-type="string" table:number-columns-spanned="5" table:number-rows-spanned="1">
            <text:p>Selectai</text:p>
          </table:table-cell>
          <table:covered-table-cell table:number-columns-repeated="3" table:style-name="ce4"/>
          <table:covered-table-cell/>
        </table:table-row>
        <table:table-row table:style-name="ro2">
          <table:table-cell table:style-name="ce2"/>
          <table:table-cell table:style-name="ce4" table:number-columns-repeated="3"/>
          <table:table-cell/>
        </table:table-row>
        <table:table-row table:style-name="ro4">
          <table:table-cell office:value-type="string" calcext:value-type="string">
            <text:p>SELECT SQL_NO_CACHE `Services`.`name`, COUNT(`JobsRegister`.`jobsRegisterId`) AS `jobCount`,`JobsRegister`.`kkTechnicianId`</text:p>
            <text:p>FROM `Services` </text:p>
            <text:p>LEFT JOIN `JobsRegister_Services` ON `JobsRegister_Services`.`serviceId`=`Services`.`serviceId`</text:p>
            <text:p>LEFT JOIN `JobsRegister` ON `JobsRegister`.`jobsRegisterId`= `JobsRegister_Services`.`jobsRegisterId`</text:p>
            <text:p>WHERE  `JobsRegister`.`kkTechnicianArrivalDate` BETWEEN '2007-01-01 00:00:00' AND '2015-01-01 00:00:00'</text:p>
            <text:p>GROUP BY `Services`.`serviceId`</text:p>
            <text:p>ORDER BY `JobsRegister`.`kkTechnicianId` ASC,`jobCount` DESC, `Services`.`name` ASC;</text:p>
          </table:table-cell>
          <table:table-cell office:value-type="float" office:value="0.965" calcext:value-type="float">
            <text:p>0.965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Sql skirtas suskaičiuoti kiek buvo pasinaudota </text:p>
            <text:p>Paslaugų laikotarpiu nuo 2007m iki 2015m</text:p>
          </table:table-cell>
          <table:table-cell table:style-name="ce9" office:value-type="string" calcext:value-type="string" table:number-columns-spanned="1" table:number-rows-spanned="4">
            <text:p>ALTER TABLE `JobsRegister_Services` ADD INDEX `serviceId` (`serviceId`);</text:p>
            <text:p/>
            <text:p>ALTER TABLE `JobsRegister_Services` ADD INDEX `jobsRegisterId` (`jobsRegisterId`);</text:p>
            <text:p/>
            <text:p>ALTER TABLE `JobsRegister_Materials` ADD INDEX `materialId` (`materialId`);</text:p>
            <text:p/>
            <text:p>ALTER TABLE `JobsRegister_Materials` ADD INDEX `jobsRegisterServiceId` (`jobsRegisterServiceId`);</text:p>
            <text:p/>
            <text:p>ALTER TABLE `JobsRegister_Materials` ADD INDEX `jobsRegisterId` (`jobsRegisterId`);</text:p>
          </table:table-cell>
        </table:table-row>
        <table:table-row table:style-name="ro2">
          <table:table-cell table:number-columns-repeated="4"/>
          <table:covered-table-cell/>
        </table:table-row>
        <table:table-row table:style-name="ro5">
          <table:table-cell office:value-type="string" calcext:value-type="string">
            <text:p>SELECT SQL_NO_CACHE `Services`.`serviceId`,`Services`.`name`,`JobsRegister_Services`.`jobsRegisterServiceId`</text:p>
            <text:p>,GROUP_CONCAT(`JobsRegister_Materials`.`materialId`), SUM(`Materials`.`price`)</text:p>
            <text:p>FROM `Services` </text:p>
            <text:p>LEFT JOIN `JobsRegister_Services` ON `JobsRegister_Services`.`serviceId`=`Services`.`serviceId`</text:p>
            <text:p>LEFT JOIN `JobsRegister_Materials` ON `JobsRegister_Materials`.`jobsRegisterServiceId`=`JobsRegister_Services`.`jobsRegisterServiceId`</text:p>
            <text:p>LEFT JOIN `Materials` ON `Materials`.`materialId`=`JobsRegister_Materials`.`materialId` </text:p>
            <text:p>WHERE `Services`.`serviceId`=2 AND `JobsRegister_Services`.`jobsRegisterServiceId` BETWEEN 1 AND 10000</text:p>
            <text:p>GROUP BY `JobsRegister_Materials`.`jobsRegisterServiceId`</text:p>
          </table:table-cell>
          <table:table-cell office:value-type="float" office:value="0.0026" calcext:value-type="float">
            <text:p>0.0026</text:p>
          </table:table-cell>
          <table:table-cell office:value-type="float" office:value="17.41" calcext:value-type="float">
            <text:p>17.41</text:p>
          </table:table-cell>
          <table:table-cell office:value-type="string" calcext:value-type="string">
            <text:p>SQL skaičiuoja paslaugos, '3. Dezinsekcija, Inspekcija/Monitorigas' sumą pinigų, </text:p>
            <text:p>Kuri buvo išleista ant šiai paslaugai reikalingų prekių</text:p>
            <text:p/>
          </table:table-cell>
          <table:covered-table-cell/>
        </table:table-row>
        <table:table-row table:style-name="ro6">
          <table:table-cell office:value-type="string" calcext:value-type="string">
            <text:p>SELECT SQL_NO_CACHE GROUP_CONCAT(`Materials`.`name`), </text:p>
            <text:p>SUM(`Materials`.`price`),</text:p>
            <text:p>`JobsRegister`.`kkTechnicianId`</text:p>
            <text:p>FROM `Materials`</text:p>
            <text:p>JOIN  `JobsRegister_Materials` ON `JobsRegister_Materials`.`materialId`=`Materials`.`materialId`</text:p>
            <text:p>JOIN `JobsRegister` ON `JobsRegister`.`jobsRegisterId`=`JobsRegister_Materials`.`jobsRegisterId`</text:p>
            <text:p>GROUP BY `JobsRegister`.`kkTechnicianId`</text:p>
            <text:p>ORDER BY `JobsRegister`.`kkTechnicianId` ASC</text:p>
            <text:p/>
          </table:table-cell>
          <table:table-cell office:value-type="float" office:value="16.052" calcext:value-type="float">
            <text:p>16.052</text:p>
          </table:table-cell>
          <table:table-cell office:value-type="float" office:value="12.118" calcext:value-type="float">
            <text:p>12.118</text:p>
          </table:table-cell>
          <table:table-cell office:value-type="string" calcext:value-type="string">
            <text:p>Sql skritas surasti kiek kiekvienas technikas uždirbo pinigų.</text:p>
          </table:table-cell>
          <table:covered-table-cell/>
        </table:table-row>
        <table:table-row table:style-name="ro2">
          <table:table-cell/>
          <table:table-cell table:style-name="ce4" table:number-columns-repeated="3"/>
          <table:table-cell/>
        </table:table-row>
        <table:table-row table:style-name="ro7">
          <table:table-cell table:style-name="ce5" office:value-type="string" calcext:value-type="string" table:number-columns-spanned="5" table:number-rows-spanned="1">
            <text:p>Updat'ai</text:p>
          </table:table-cell>
          <table:covered-table-cell table:number-columns-repeated="3" table:style-name="ce4"/>
          <table:covered-table-cell/>
        </table:table-row>
        <table:table-row table:style-name="ro4">
          <table:table-cell office:value-type="string" calcext:value-type="string">
            <text:p>UPDATE `materialsPrice` </text:p>
            <text:p>LEFT JOIN (SELECT `Materials`.`materialId` AS `materialId`,</text:p>
            <text:p>SUM(`Materials`.`price`) AS `totalPrice` FROM `Materials` LEFT JOIN `JobsRegister_Materials`</text:p>
            <text:p>ON `JobsRegister_Materials`.`materialId` = `Materials`.`materialId`</text:p>
            <text:p>GROUP BY `JobsRegister_Materials`.`materialId`) as `x`</text:p>
            <text:p>on `x`.`materialId` = `materialsPrice`.`materialId`</text:p>
            <text:p>set `materialsPrice`.`materialsPrice` = `x`.`totalPrice`;</text:p>
          </table:table-cell>
          <table:table-cell office:value-type="float" office:value="0.41" calcext:value-type="float">
            <text:p>0.41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skaičiuoja kaina</text:p>
          </table:table-cell>
          <table:table-cell table:style-name="ce10" office:value-type="string" calcext:value-type="string" table:number-columns-spanned="1" table:number-rows-spanned="2">
            <text:p>ALTER TABLE `JobsRegister_Materials` ADD INDEX `materialId` (`materialId`);</text:p>
          </table:table-cell>
        </table:table-row>
        <table:table-row table:style-name="ro8">
          <table:table-cell office:value-type="string" calcext:value-type="string">
            <text:p>UPDATE `materialsPrice` </text:p>
            <text:p>LEFT JOIN (SELECT `JobsRegister_Materials`.`materialId` AS `materialId`,</text:p>
            <text:p>SUM(`JobsRegister_Materials`.`count`) AS `totalCount` FROM `JobsRegister_Materials`</text:p>
            <text:p>GROUP BY `JobsRegister_Materials`.`materialId`) as `x`</text:p>
            <text:p>on `x`.`materialId` = `materialsPrice`.`materialId`</text:p>
            <text:p>set `materialsPrice`.`materialCount` = `x`.`totalCount`;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skaičiuoja kieki</text:p>
          </table:table-cell>
          <table:covered-table-cell/>
        </table:table-row>
        <table:table-row table:style-name="ro2">
          <table:table-cell table:style-name="Default" table:number-columns-repeated="5"/>
        </table:table-row>
        <table:table-row table:style-name="ro7">
          <table:table-cell table:style-name="ce6" office:value-type="string" calcext:value-type="string" table:number-columns-spanned="5" table:number-rows-spanned="1">
            <text:p>DELETAI</text:p>
          </table:table-cell>
          <table:covered-table-cell table:number-columns-repeated="4" table:style-name="Default"/>
        </table:table-row>
        <table:table-row table:style-name="ro9">
          <table:table-cell table:style-name="Default" office:value-type="string" calcext:value-type="string">
            <text:p>DELETE `Materials` FROM `Materials`</text:p>
            <text:p>LEFT JOIN (SELECT `JobsRegister_Materials`.`materialId` AS `materialId`  FROM `JobsRegister_Materials`</text:p>
            <text:p>GROUP BY `JobsRegister_Materials`.`materialId`</text:p>
            <text:p>HAVING SUM(count)&lt;500) AS `x` ON `x`.`materialId` = `Materials`.`materialId`</text:p>
            <text:p>WHERE `Materials`.`materialId`=`x`.`materialId`;</text:p>
          </table:table-cell>
          <table:table-cell table:style-name="ce7" office:value-type="float" office:value="0.74" calcext:value-type="float">
            <text:p>0.74</text:p>
          </table:table-cell>
          <table:table-cell table:style-name="Default" office:value-type="float" office:value="0.44" calcext:value-type="float">
            <text:p>0.44</text:p>
          </table:table-cell>
          <table:table-cell table:style-name="ce7" office:value-type="string" calcext:value-type="string">
            <text:p>Ištrina visus medžiagas, kurių bendras kiekis mažesnis už 500</text:p>
          </table:table-cell>
          <table:table-cell table:style-name="Default" office:value-type="string" calcext:value-type="string">
            <text:p>ALTER TABLE `JobsRegister_Materials` ADD INDEX `materialId` (`materialId`);</text:p>
          </table:table-cell>
        </table:table-row>
        <table:table-row table:style-name="ro9">
          <table:table-cell table:style-name="Default" office:value-type="string" calcext:value-type="string">
            <text:p>DELETE `JobsRegister_Materials` FROM `JobsRegister_Materials`</text:p>
            <text:p>LEFT JOIN (SELECT `JobsRegister`.`jobsRegisterId` AS `jobsRegisterId`,`JobsRegister`.`kkTechnicianId` AS `kkTechnicianId`</text:p>
            <text:p>FROM `JobsRegister`</text:p>
            <text:p>) AS `z` ON `z`.`jobsRegisterId` = `JobsRegister_Materials`.`jobsRegisterId`</text:p>
            <text:p>WHERE `z`.`kkTechnicianId`=66;</text:p>
          </table:table-cell>
          <table:table-cell table:style-name="ce7" office:value-type="float" office:value="0.8" calcext:value-type="float">
            <text:p>0.8</text:p>
          </table:table-cell>
          <table:table-cell table:style-name="Default" office:value-type="float" office:value="0.85" calcext:value-type="float">
            <text:p>0.85</text:p>
          </table:table-cell>
          <table:table-cell table:style-name="ce7" office:value-type="string" calcext:value-type="string">
            <text:p>Ištrina visas medžiagas, kurių bendras technikas yra 66</text:p>
          </table:table-cell>
          <table:table-cell table:style-name="Default" office:value-type="string" calcext:value-type="string">
            <text:p>ALTER TABLE `JobsRegister` ADD INDEX `kkTechnicianId` (`kkTechnicianId`,`jobsRegisterId`);</text:p>
            <text:p/>
          </table:table-cell>
        </table:table-row>
        <table:table-row table:style-name="ro2">
          <table:table-cell table:style-name="ce7" table:number-columns-repeated="4"/>
          <table:table-cell table:style-name="Default"/>
        </table:table-row>
        <table:table-row table:style-name="ro7">
          <table:table-cell table:style-name="ce6" office:value-type="string" calcext:value-type="string" table:number-columns-spanned="5" table:number-rows-spanned="1">
            <text:p>Insertai</text:p>
          </table:table-cell>
          <table:covered-table-cell table:number-columns-repeated="4" table:style-name="Default"/>
        </table:table-row>
        <table:table-row table:style-name="ro2">
          <table:table-cell table:style-name="Default" office:value-type="string" calcext:value-type="string">
            <text:p>1000 atskirų insertų pvz( INSERT INTO `JobsRegister` (`contractId`,`objectId`,`kkTechnicianArrivalDate`,`kkTechnicianId`) VALUES (415,562,NOW(),91);)</text:p>
          </table:table-cell>
          <table:table-cell table:style-name="ce7" office:value-type="float" office:value="48.58" calcext:value-type="float">
            <text:p>48.58</text:p>
          </table:table-cell>
          <table:table-cell table:style-name="ce7" office:value-type="float" office:value="40.52" calcext:value-type="float">
            <text:p>40.52</text:p>
          </table:table-cell>
          <table:table-cell table:style-name="Default" office:value-type="string" calcext:value-type="string">
            <text:p>Insertinam I service register lenta servisus</text:p>
          </table:table-cell>
          <table:table-cell table:style-name="ce11" office:value-type="string" calcext:value-type="string" table:number-columns-spanned="1" table:number-rows-spanned="3">
            <text:p>ALTER TABLE `JobsRegister` ADD INDEX `jobsIndexs` (`kkTechnicianId`,`contractId`,`objectId`);</text:p>
          </table:table-cell>
        </table:table-row>
        <table:table-row table:style-name="ro2">
          <table:table-cell table:style-name="Default" office:value-type="string" calcext:value-type="string">
            <text:p>Vienam inserte 1000 data rowsu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0.08" calcext:value-type="float">
            <text:p>0.08</text:p>
          </table:table-cell>
          <table:table-cell table:style-name="ce8" office:value-type="string" calcext:value-type="string">
            <text:p>Insertinam I service register lenta servisus</text:p>
          </table:table-cell>
          <table:covered-table-cell table:style-name="Default"/>
        </table:table-row>
        <table:table-row table:style-name="ro2">
          <table:table-cell table:style-name="Default" office:value-type="string" calcext:value-type="string">
            <text:p>Iš failo 1000 insertu, kai yra 1000 atskirų užklausų</text:p>
          </table:table-cell>
          <table:table-cell table:style-name="ce7" office:value-type="float" office:value="49.03" calcext:value-type="float">
            <text:p>49.03</text:p>
          </table:table-cell>
          <table:table-cell table:style-name="ce7" office:value-type="float" office:value="43.15" calcext:value-type="float">
            <text:p>43.15</text:p>
          </table:table-cell>
          <table:table-cell table:style-name="Default" office:value-type="string" calcext:value-type="string">
            <text:p>Insertinam I service register lenta servisus</text:p>
          </table:table-cell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21:25:08.293944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20:32:59.877572066</meta:creation-date>
    <dc:date>2016-04-19T23:20:47.114568630</dc:date>
    <meta:editing-duration>PT3H43M48S</meta:editing-duration>
    <meta:editing-cycles>7</meta:editing-cycles>
    <meta:generator>LibreOffice/5.0.5.2$Linux_X86_64 LibreOffice_project/00m0$Build-2</meta:generator>
    <meta:document-statistic meta:table-count="1" meta:cell-count="54" meta:object-count="0"/>
  </office:meta>
</office:document-meta>
</file>